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ew Athena Unicode" svg:font-family="'New Athena Unicode', Gentium, 'Palatino Linotype', 'Lucida Grande', Galilee, 'Arial Unicode MS',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office:font-face-decls>
  <office:automatic-styles>
    <style:style style:name="P1" style:family="paragraph" style:parent-style-name="Standard">
      <style:text-properties officeooo:rsid="00112fa9" officeooo:paragraph-rsid="00112fa9"/>
    </style:style>
    <style:style style:name="P2" style:family="paragraph" style:parent-style-name="Standard">
      <style:text-properties officeooo:rsid="001404be" officeooo:paragraph-rsid="001404be"/>
    </style:style>
    <style:style style:name="P3" style:family="paragraph" style:parent-style-name="Standard">
      <style:text-properties officeooo:rsid="00145b31" officeooo:paragraph-rsid="00145b31"/>
    </style:style>
    <style:style style:name="P4" style:family="paragraph" style:parent-style-name="Standard">
      <style:text-properties officeooo:paragraph-rsid="00145b31"/>
    </style:style>
    <style:style style:name="P5" style:family="paragraph" style:parent-style-name="Standard">
      <style:text-properties officeooo:rsid="00152351" officeooo:paragraph-rsid="00152351"/>
    </style:style>
    <style:style style:name="P6" style:family="paragraph" style:parent-style-name="Standard">
      <style:text-properties fo:font-weight="bold" officeooo:rsid="00112fa9" officeooo:paragraph-rsid="00112fa9" style:font-weight-asian="bold" style:font-weight-complex="bold"/>
    </style:style>
    <style:style style:name="P7" style:family="paragraph" style:parent-style-name="Standard">
      <style:text-properties fo:font-weight="bold" officeooo:rsid="001fa24e" officeooo:paragraph-rsid="001fa24e" style:font-weight-asian="bold" style:font-weight-complex="bold"/>
    </style:style>
    <style:style style:name="P8" style:family="paragraph" style:parent-style-name="Standard">
      <style:text-properties fo:font-variant="normal" fo:text-transform="none" fo:color="#000000" loext:opacity="100%" style:font-name="New Athena Unicode" fo:font-size="14pt" fo:letter-spacing="normal" fo:font-style="normal" style:text-underline-style="solid" style:text-underline-width="auto" style:text-underline-color="font-color" fo:font-weight="normal" officeooo:rsid="00152351" officeooo:paragraph-rsid="00152351"/>
    </style:style>
    <style:style style:name="P9" style:family="paragraph" style:parent-style-name="Standard">
      <style:text-properties officeooo:rsid="00192730" officeooo:paragraph-rsid="00192730"/>
    </style:style>
    <style:style style:name="P10" style:family="paragraph" style:parent-style-name="Standard">
      <style:text-properties fo:font-weight="normal" officeooo:rsid="001ae62a" officeooo:paragraph-rsid="001ae62a" style:font-weight-asian="normal" style:font-weight-complex="normal"/>
    </style:style>
    <style:style style:name="P11" style:family="paragraph" style:parent-style-name="Standard">
      <style:text-properties fo:font-weight="normal" officeooo:rsid="001c90b8" officeooo:paragraph-rsid="001c90b8" style:font-weight-asian="normal" style:font-weight-complex="normal"/>
    </style:style>
    <style:style style:name="P12" style:family="paragraph" style:parent-style-name="Standard">
      <style:text-properties fo:font-weight="normal" officeooo:rsid="001e809e" officeooo:paragraph-rsid="001e809e" style:font-weight-asian="normal" style:font-weight-complex="normal"/>
    </style:style>
    <style:style style:name="P13" style:family="paragraph" style:parent-style-name="Standard">
      <style:text-properties fo:font-weight="normal" officeooo:rsid="001f4f8f" officeooo:paragraph-rsid="001f4f8f" style:font-weight-asian="normal" style:font-weight-complex="normal"/>
    </style:style>
    <style:style style:name="P14" style:family="paragraph" style:parent-style-name="Standard">
      <style:text-properties fo:font-weight="normal" officeooo:rsid="001f973f" officeooo:paragraph-rsid="001f973f" style:font-weight-asian="normal" style:font-weight-complex="normal"/>
    </style:style>
    <style:style style:name="P15" style:family="paragraph" style:parent-style-name="Standard">
      <style:text-properties fo:font-weight="normal" officeooo:rsid="0020f395" officeooo:paragraph-rsid="0020f395" style:font-weight-asian="normal" style:font-weight-complex="normal"/>
    </style:style>
    <style:style style:name="P16" style:family="paragraph" style:parent-style-name="Standard">
      <style:text-properties fo:font-weight="normal" officeooo:rsid="0020f395" officeooo:paragraph-rsid="0022d1fb" style:font-weight-asian="normal" style:font-weight-complex="normal"/>
    </style:style>
    <style:style style:name="P17" style:family="paragraph" style:parent-style-name="Standard">
      <style:text-properties officeooo:rsid="00162537" officeooo:paragraph-rsid="00162537"/>
    </style:style>
    <style:style style:name="P18" style:family="paragraph" style:parent-style-name="Standard">
      <style:text-properties officeooo:rsid="001d2854" officeooo:paragraph-rsid="001d2854"/>
    </style:style>
    <style:style style:name="P19" style:family="paragraph" style:parent-style-name="Standard">
      <style:text-properties fo:font-weight="normal" officeooo:rsid="001f973f" officeooo:paragraph-rsid="001f973f" style:font-weight-asian="normal" style:font-weight-complex="normal"/>
    </style:style>
    <style:style style:name="P20" style:family="paragraph" style:parent-style-name="Standard">
      <style:text-properties fo:font-weight="normal" officeooo:rsid="0024230b" officeooo:paragraph-rsid="0024230b" style:font-weight-asian="normal" style:font-weight-complex="normal"/>
    </style:style>
    <style:style style:name="T1" style:family="text">
      <style:text-properties fo:font-variant="normal" fo:text-transform="none" fo:color="#222233" loext:opacity="100%" style:font-name="Open Sans" fo:font-size="9.75pt" fo:letter-spacing="normal" fo:font-style="normal" fo:font-weight="normal"/>
    </style:style>
    <style:style style:name="T2" style:family="text">
      <style:text-properties fo:font-variant="normal" fo:text-transform="none" fo:color="#000000" loext:opacity="100%" fo:letter-spacing="normal"/>
    </style:style>
    <style:style style:name="T3" style:family="text">
      <style:text-properties fo:font-variant="normal" fo:text-transform="none" fo:color="#000000" loext:opacity="100%" style:font-name="New Athena Unicode" fo:font-size="14pt" fo:letter-spacing="normal" fo:font-style="normal" style:text-underline-style="solid" style:text-underline-width="auto" style:text-underline-color="font-color" fo:font-weight="normal"/>
    </style:style>
    <style:style style:name="T4" style:family="text">
      <style:text-properties officeooo:rsid="00145b31"/>
    </style:style>
    <style:style style:name="T5" style:family="text">
      <style:text-properties officeooo:rsid="00152351"/>
    </style:style>
    <style:style style:name="T6" style:family="text">
      <style:text-properties officeooo:rsid="001c90b8"/>
    </style:style>
    <style:style style:name="T7" style:family="text">
      <style:text-properties officeooo:rsid="001f973f"/>
    </style:style>
    <style:style style:name="T8" style:family="text">
      <style:text-properties officeooo:rsid="0022d1fb"/>
    </style:style>
    <style:style style:name="T9" style:family="text">
      <style:text-properties officeooo:rsid="00258b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at is jaspis</text:p>
      <text:p text:style-name="P1"/>
      <text:p text:style-name="P6">Etymologisch</text:p>
      <text:p text:style-name="P1"/>
      <text:p text:style-name="P1">Nederlands Jaspis, (engels jasper). In van Dale:</text:p>
      <text:p text:style-name="P1"/>
      <text:p text:style-name="P1"><text:span text:style-name="T1">1) Elke rode hoornkiezel of calcedoon. Categorie: Materialen &gt; chalcedoon.</text:span><text:line-break/><text:span text:style-name="T1">2) sterkt maag, lever, nieren,blaas en de reukzin; tegen zwangerschapsbraken en epilepsie. (Maan, Kreeft)</text:span><text:line-break/><text:span text:style-name="T1">3) Let op: Spelling van 1858 een glassoortige, vaste, ondoorschijnende steen, wit, grijs, roodbruin, blaauwachtig of zwart; nu eens eenkleurig, dan met verschillend gekleurd...</text:span><text:line-break/><text:span text:style-name="T1">4) ijzerkiezel, halfedelsteen (toon de herkomst via de etymologiebank)</text:span><text:line-break/><text:span text:style-name="T1">5) steensoort Jaar van herkomst: 1240 (Bern. )</text:span></text:p>
      <text:p text:style-name="P1"/>
      <text:p text:style-name="P2">Wikipedia volgt dit, met name het is niet-kristallijne kwarts (“chemische samenstelling identiek aan die van agaat).</text:p>
      <text:p text:style-name="P2"/>
      <text:p text:style-name="P2">Latijn: Iaspis: green – colored precious stone</text:p>
      <text:p text:style-name="P2"/>
      <text:p text:style-name="P4"><text:span text:style-name="T4">Grieks: </text:span><text:span text:style-name="T2"> </text:span><text:a xlink:type="simple" xlink:href="http://www.perseus.tufts.edu/hopper/morph?l=i%29%2Faspis&amp;la=greek&amp;can=i%29%2Faspis0&amp;prior=ĭaspis" office:target-frame-name="morph" xlink:show="replace" text:style-name="Internet_20_link" text:visited-style-name="Visited_20_Internet_20_Link"><text:span text:style-name="T3">ἴασπις</text:span></text:a></text:p>
      <text:p text:style-name="P8"/>
      <text:p text:style-name="P5">In grieks al een samenstelling met agaath (jasp-agathos)</text:p>
      <text:p text:style-name="P5"/>
      <text:p text:style-name="P3">Soortgelijke woorden in Hebreeuws en Akk<text:span text:style-name="T5">adian (semitic language of mesopotamia, from Akkad ciry)</text:span> (betekent daar steen) E Masson 1967 65f en Lewy 1895: 56</text:p>
      <text:p text:style-name="P3"/>
      <text:p text:style-name="P9">Overigens vaak in de betekenis van groene steen. Volgens bolman was de jaspis op de borstplaat van aaron nefriet. De statenvertalers gingen nog uit van de term groene steen.</text:p>
      <text:p text:style-name="P3"/>
      <text:p text:style-name="P17">Door Plato als eerste beschreven. Vermoedelijk ontstaan in Egypte.</text:p>
      <text:p text:style-name="P18"/>
      <text:p text:style-name="P18">Engelse jasper zou van oorsprong gespikkelde of gevlekte steen betekenen, en via het frans en perzisch tot ons zijn gekomen. Vanwege de statenvertaling (verifieer met zo’n oud boek) denk ik dat wij een directe link uit het latijn hebben (zie exodus 28:20).</text:p>
      <text:p text:style-name="P18"/>
      <text:p text:style-name="P18">Ook in het engels (king james) heet deze steen een jasper. Hoe zit dat dan met een gevlekte steen?</text:p>
      <text:p text:style-name="P18"/>
      <text:p text:style-name="P18"/>
      <text:p text:style-name="P1"/>
      <text:p text:style-name="P6">Definities</text:p>
      <text:p text:style-name="P6"/>
      <text:p text:style-name="P10">Gem-A: <text:span text:style-name="T6">polycrystalline quartz met tot 20% fijnkorrelige toevoegingen als oxides en kleimineralen.</text:span></text:p>
      <text:p text:style-name="P11">SG 2.5 - 2.9</text:p>
      <text:p text:style-name="P11">RI: <text:span text:style-name="T7">1</text:span>.54 – 2.65</text:p>
      <text:p text:style-name="P11"/>
      <text:p text:style-name="P12">Ook wel: het is een calcedoon die door verontreinigingen ondoorzichtig is geworden</text:p>
      <text:p text:style-name="P12"/>
      <text:p text:style-name="P13">In geologie veel meer definities, inclusief jasperoid (wat verschillende betekenissen kan hebben). </text:p>
      <text:p text:style-name="P13"/>
      <text:p text:style-name="P14">O’Dhonehue: The archetypal collectable beach pebble</text:p>
      <text:p text:style-name="P14"/>
      <text:p text:style-name="P20">Ook: <text:a xlink:type="simple" xlink:href="https://geology.com/rocks/flint-chert-jasper/" text:style-name="Internet_20_link" text:visited-style-name="Visited_20_Internet_20_Link">https://geology.com/rocks/flint-chert-jasper/</text:a> <text:span text:style-name="T9">Jasper is een gemmologische term</text:span></text:p>
      <text:p text:style-name="P14"/>
      <text:p text:style-name="P7"><text:soft-page-break/>Kleuroorzaken</text:p>
      <text:p text:style-name="P7"/>
      <text:p text:style-name="P7">Colour <text:tab/>Мineral </text:p>
      <text:p text:style-name="P7">Gray <text:tab/><text:tab/>albite, К-feldspar, sericite </text:p>
      <text:p text:style-name="P7">Black <text:tab/><text:tab/>magnetite, Mn-oxides </text:p>
      <text:p text:style-name="P7">Red, pink <text:tab/>hematite, garnet </text:p>
      <text:p text:style-name="P7">Brown <text:tab/>goethite, hematite </text:p>
      <text:p text:style-name="P7">Yellow <text:tab/>goethite </text:p>
      <text:p text:style-name="P7">Green <text:tab/><text:tab/>chlorite (penine), pumpellyite, epidote, actinolite, clinozoisite, celadonite </text:p>
      <text:p text:style-name="P7">Blue, violet <text:tab/>magnetite, glaucophane-riebeckite, hematite </text:p>
      <text:p text:style-name="P7"/>
      <text:p text:style-name="P16">Rood: Fe3+O <text:span text:style-name="T8">(hematiet)</text:span></text:p>
      <text:p text:style-name="P16"><text:span text:style-name="T8">G</text:span>eel: Fe3+O(OH) <text:span text:style-name="T8">(Goethiet)</text:span></text:p>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ew Athena Unicode" svg:font-family="'New Athena Unicode', Gentium, 'Palatino Linotype', 'Lucida Grande', Galilee, 'Arial Unicode MS',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8T16:09:22.897925795</meta:creation-date>
    <dc:date>2022-11-17T21:48:31.003957532</dc:date>
    <meta:editing-duration>PT1H55M37S</meta:editing-duration>
    <meta:editing-cycles>12</meta:editing-cycles>
    <meta:generator>LibreOffice/7.4.2.3$Linux_X86_64 LibreOffice_project/40$Build-3</meta:generator>
    <meta:document-statistic meta:table-count="0" meta:image-count="0" meta:object-count="0" meta:page-count="2" meta:paragraph-count="32" meta:word-count="326" meta:character-count="2333" meta:non-whitespace-character-count="2016"/>
  </office:meta>
</office:document-meta>
</file>